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fo:padding="0.99pt" style:rotation-angle="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name-asian="Liberation Serif" style:font-size-asian="11pt" style:font-style-asian="normal" style:font-weight-asian="normal" style:font-name-complex="Liberation Serif" style:font-size-complex="11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99pt" fo:border-right="0.74pt solid #666666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1pt" style:language-asian="zh" style:country-asian="CN" style:font-style-asian="normal" style:font-weight-asian="normal" style:font-name-complex="Liberation Serif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fo:padding="0.99pt" fo:border-right="0.74pt solid #666666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name-asian="Liberation Serif" style:font-size-asian="11pt" style:font-style-asian="normal" style:font-weight-asian="normal" style:font-name-complex="Liberation Serif" style:font-size-complex="11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99pt" fo:border-right="0.74pt solid #666666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name-asian="Liberation Serif" style:font-size-asian="11pt" style:font-style-asian="normal" style:font-weight-asian="normal" style:font-name-complex="Liberation Serif" style:font-size-complex="11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fo:padding="0.99pt" style:rotation-angle="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name-asian="Liberation Serif" style:font-size-asian="11pt" style:font-style-asian="normal" style:font-weight-asian="normal" style:font-name-complex="Liberation Serif" style:font-size-complex="11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0.74pt solid #666666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name-asian="Liberation Serif" style:font-size-asian="11pt" style:font-style-asian="normal" style:font-weight-asian="normal" style:font-name-complex="Liberation Serif" style:font-size-complex="11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99pt" fo:border-right="0.74pt solid #666666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1pt" style:language-asian="zh" style:country-asian="CN" style:font-style-asian="normal" style:font-weight-asian="normal" style:font-name-complex="Liberation Serif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name-asian="Liberation Serif" style:font-size-asian="11pt" style:font-style-asian="normal" style:font-weight-asian="normal" style:font-name-complex="Liberation Serif" style:font-size-complex="11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1pt" style:language-asian="zh" style:country-asian="CN" style:font-style-asian="normal" style:font-weight-asian="normal" style:font-name-complex="Liberation Serif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0.74pt solid #666666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1pt" style:language-asian="zh" style:country-asian="CN" style:font-style-asian="normal" style:font-weight-asian="normal" style:font-name-complex="Liberation Serif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99pt" fo:border-right="0.74pt solid #666666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1pt" style:language-asian="zh" style:country-asian="CN" style:font-style-asian="normal" style:font-weight-asian="normal" style:font-name-complex="Liberation Serif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fo:padding="0.99pt" fo:border-right="0.74pt solid #666666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name-asian="Liberation Serif" style:font-size-asian="11pt" style:font-style-asian="normal" style:font-weight-asian="normal" style:font-name-complex="Liberation Serif" style:font-size-complex="11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fo:padding="0.99pt" fo:border-right="0.74pt solid #666666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1pt" style:language-asian="zh" style:country-asian="CN" style:font-style-asian="normal" style:font-weight-asian="normal" style:font-name-complex="Liberation Serif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fo:padding="0.99pt" style:rotation-angle="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1pt" style:language-asian="zh" style:country-asian="CN" style:font-style-asian="normal" style:font-weight-asian="normal" style:font-name-complex="Liberation Serif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style:font-name-asian="Liberation Serif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Base MBP Prices" table:style-name="ta1">
        <table:table-column table:style-name="co1" table:default-cell-style-name="ce3"/>
        <table:table-column table:style-name="co1" table:number-columns-repeated="2" table:default-cell-style-name="ce7"/>
        <table:table-column table:style-name="co1" table:default-cell-style-name="ce11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6" office:value-type="string" calcext:value-type="string">
            <text:p>Country or Location</text:p>
          </table:table-cell>
          <table:table-cell table:style-name="ce6" office:value-type="string" calcext:value-type="string">
            <text:p>Price</text:p>
          </table:table-cell>
          <table:table-cell table:style-name="ce1" office:value-type="string" calcext:value-type="string">
            <text:p>Price to CAD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(HK)</text:p>
          </table:table-cell>
          <table:table-cell office:value-type="string" calcext:value-type="string">
            <text:p>HK$9,988</text:p>
          </table:table-cell>
          <table:table-cell office:value-type="float" office:value="1700.86" calcext:value-type="float">
            <text:p>1700.86</text:p>
          </table:table-cell>
          <table:table-cell table:number-columns-repeated="2"/>
          <table:table-cell table:style-name="ce17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(JP)</text:p>
          </table:table-cell>
          <table:table-cell table:style-name="ce9" office:value-type="string" calcext:value-type="string">
            <text:p>￥142,800</text:p>
          </table:table-cell>
          <table:table-cell table:style-name="ce12" office:value-type="float" office:value="1705.93" calcext:value-type="float">
            <text:p>1705.93</text:p>
          </table:table-cell>
          <table:table-cell table:number-columns-repeated="2"/>
          <table:table-cell table:style-name="ce17"/>
          <table:table-cell table:number-columns-repeated="101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(CA)</text:p>
          </table:table-cell>
          <table:table-cell office:value-type="string" calcext:value-type="string">
            <text:p>$1,729.00</text:p>
          </table:table-cell>
          <table:table-cell office:value-type="float" office:value="1729" calcext:value-type="float">
            <text:p>172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(US)</text:p>
          </table:table-cell>
          <table:table-cell table:style-name="ce8" office:value-type="float" office:value="1299" calcext:value-type="float">
            <text:p>1299</text:p>
          </table:table-cell>
          <table:table-cell table:style-name="ce12" office:value-type="float" office:value="1736.44" calcext:value-type="float">
            <text:p>1736.44</text:p>
          </table:table-cell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(AU)</text:p>
          </table:table-cell>
          <table:table-cell office:value-type="string" calcext:value-type="string">
            <text:p>A$1,899.00</text:p>
          </table:table-cell>
          <table:table-cell office:value-type="float" office:value="1783.53" calcext:value-type="float">
            <text:p>1783.5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(台灣)</text:p>
          </table:table-cell>
          <table:table-cell table:style-name="ce9" office:value-type="string" calcext:value-type="string">
            <text:p>NT$41,900</text:p>
          </table:table-cell>
          <table:table-cell table:style-name="ce13" office:value-type="float" office:value="1815.95" calcext:value-type="float">
            <text:p>1815.95</text:p>
          </table:table-cell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(SG)</text:p>
          </table:table-cell>
          <table:table-cell office:value-type="string" calcext:value-type="string">
            <text:p>S$1,898.00</text:p>
          </table:table-cell>
          <table:table-cell office:value-type="float" office:value="1868.04" calcext:value-type="float">
            <text:p>1868.0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(MY)</text:p>
          </table:table-cell>
          <table:table-cell table:style-name="ce9" office:value-type="string" calcext:value-type="string">
            <text:p>RM 5,932.00</text:p>
          </table:table-cell>
          <table:table-cell table:style-name="ce13" office:value-type="float" office:value="1937.18" calcext:value-type="float">
            <text:p>1937.18</text:p>
          </table:table-cell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(PH)</text:p>
          </table:table-cell>
          <table:table-cell office:value-type="string" calcext:value-type="string">
            <text:p>₱76,990.00</text:p>
          </table:table-cell>
          <table:table-cell office:value-type="float" office:value="1968.92" calcext:value-type="float">
            <text:p>1968.9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(AE)</text:p>
          </table:table-cell>
          <table:table-cell table:style-name="ce9" office:value-type="string" calcext:value-type="string">
            <text:p>AED 5,459.00</text:p>
          </table:table-cell>
          <table:table-cell table:style-name="ce13" office:value-type="float" office:value="1986.68" calcext:value-type="float">
            <text:p>1986.68</text:p>
          </table:table-cell>
          <table:table-cell table:number-columns-repeated="102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(NZ)</text:p>
          </table:table-cell>
          <table:table-cell office:value-type="string" calcext:value-type="string">
            <text:p>NZ$2,199.00</text:p>
          </table:table-cell>
          <table:table-cell office:value-type="float" office:value="1993" calcext:value-type="float">
            <text:p>1993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(KR)</text:p>
          </table:table-cell>
          <table:table-cell table:style-name="ce9" office:value-type="string" calcext:value-type="string">
            <text:p>￦1,690,000</text:p>
          </table:table-cell>
          <table:table-cell table:style-name="ce13" office:value-type="float" office:value="2000.28" calcext:value-type="float">
            <text:p>2000.28</text:p>
          </table:table-cell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(TH)</text:p>
          </table:table-cell>
          <table:table-cell office:value-type="string" calcext:value-type="string">
            <text:p>฿47,900.00</text:p>
          </table:table-cell>
          <table:table-cell office:value-type="float" office:value="2007.37" calcext:value-type="float">
            <text:p>2007.37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(中国)</text:p>
          </table:table-cell>
          <table:table-cell table:style-name="ce9" office:value-type="string" calcext:value-type="string">
            <text:p>RMB 10,200</text:p>
          </table:table-cell>
          <table:table-cell table:style-name="ce13" office:value-type="float" office:value="2032.57" calcext:value-type="float">
            <text:p>2032.57</text:p>
          </table:table-cell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(MX)</text:p>
          </table:table-cell>
          <table:table-cell office:value-type="string" calcext:value-type="string">
            <text:p>$29,999.00</text:p>
          </table:table-cell>
          <table:table-cell office:value-type="float" office:value="2080.58" calcext:value-type="float">
            <text:p>2080.58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(LU)</text:p>
          </table:table-cell>
          <table:table-cell table:style-name="ce9" office:value-type="string" calcext:value-type="string">
            <text:p>1 449,44 €</text:p>
          </table:table-cell>
          <table:table-cell table:style-name="ce13" office:value-type="float" office:value="2190.15" calcext:value-type="float">
            <text:p>2190.15</text:p>
          </table:table-cell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(UK)</text:p>
          </table:table-cell>
          <table:table-cell office:value-type="string" calcext:value-type="string">
            <text:p>£1,249.00</text:p>
          </table:table-cell>
          <table:table-cell office:value-type="float" office:value="2195.04" calcext:value-type="float">
            <text:p>2195.04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(SE)</text:p>
          </table:table-cell>
          <table:table-cell table:style-name="ce9" office:value-type="string" calcext:value-type="string">
            <text:p>15 495,00 kr</text:p>
          </table:table-cell>
          <table:table-cell table:style-name="ce13" office:value-type="float" office:value="2219.81" calcext:value-type="float">
            <text:p>2219.81</text:p>
          </table:table-cell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(NL)</text:p>
          </table:table-cell>
          <table:table-cell office:value-type="string" calcext:value-type="string">
            <text:p>€ 1.497,91</text:p>
          </table:table-cell>
          <table:table-cell office:value-type="float" office:value="2263.81" calcext:value-type="float">
            <text:p>2263.8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(AT)</text:p>
          </table:table-cell>
          <table:table-cell table:style-name="ce9" office:value-type="string" calcext:value-type="string">
            <text:p>1.499,00 €</text:p>
          </table:table-cell>
          <table:table-cell table:style-name="ce13" office:value-type="float" office:value="2265.06" calcext:value-type="float">
            <text:p>2265.06</text:p>
          </table:table-cell>
          <table:table-cell table:number-columns-repeated="1020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(FR)</text:p>
          </table:table-cell>
          <table:table-cell office:value-type="string" calcext:value-type="string">
            <text:p>1 499,00 €</text:p>
          </table:table-cell>
          <table:table-cell office:value-type="float" office:value="2265.06" calcext:value-type="float">
            <text:p>2265.06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(DE)</text:p>
          </table:table-cell>
          <table:table-cell table:style-name="ce9" office:value-type="string" calcext:value-type="string">
            <text:p>1.499,00 €</text:p>
          </table:table-cell>
          <table:table-cell table:style-name="ce13" office:value-type="float" office:value="2265.06" calcext:value-type="float">
            <text:p>2265.06</text:p>
          </table:table-cell>
          <table:table-cell table:number-columns-repeated="1020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(RU)</text:p>
          </table:table-cell>
          <table:table-cell office:value-type="string" calcext:value-type="string">
            <text:p>111 854.00 pyб.</text:p>
          </table:table-cell>
          <table:table-cell office:value-type="float" office:value="2270.13" calcext:value-type="float">
            <text:p>2270.13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(ES)</text:p>
          </table:table-cell>
          <table:table-cell table:style-name="ce9" office:value-type="string" calcext:value-type="string">
            <text:p>1.505,59 €</text:p>
          </table:table-cell>
          <table:table-cell table:style-name="ce13" office:value-type="float" office:value="2274.94" calcext:value-type="float">
            <text:p>2274.94</text:p>
          </table:table-cell>
          <table:table-cell table:number-columns-repeated="102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(PL)</text:p>
          </table:table-cell>
          <table:table-cell office:value-type="string" calcext:value-type="string">
            <text:p>6 499,00 zł</text:p>
          </table:table-cell>
          <table:table-cell office:value-type="float" office:value="2283.32" calcext:value-type="float">
            <text:p>2283.32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(NO)</text:p>
          </table:table-cell>
          <table:table-cell table:style-name="ce9" office:value-type="string" calcext:value-type="string">
            <text:p>kr 14 990,00</text:p>
          </table:table-cell>
          <table:table-cell table:style-name="ce13" office:value-type="float" office:value="2306.9" calcext:value-type="float">
            <text:p>2306.9</text:p>
          </table:table-cell>
          <table:table-cell table:number-columns-repeated="1020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(DK)</text:p>
          </table:table-cell>
          <table:table-cell office:value-type="string" calcext:value-type="string">
            <text:p>11.499,00 kr.</text:p>
          </table:table-cell>
          <table:table-cell office:value-type="float" office:value="2327.8" calcext:value-type="float">
            <text:p>2327.8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(IT)</text:p>
          </table:table-cell>
          <table:table-cell table:style-name="ce9" office:value-type="string" calcext:value-type="string">
            <text:p>€ 1.549,00</text:p>
          </table:table-cell>
          <table:table-cell table:style-name="ce13" office:value-type="float" office:value="2340.69" calcext:value-type="float">
            <text:p>2340.69</text:p>
          </table:table-cell>
          <table:table-cell table:number-columns-repeated="102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(IE)</text:p>
          </table:table-cell>
          <table:table-cell office:value-type="string" calcext:value-type="string">
            <text:p>€1,549.00</text:p>
          </table:table-cell>
          <table:table-cell office:value-type="float" office:value="2340.82" calcext:value-type="float">
            <text:p>2340.8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(PT)</text:p>
          </table:table-cell>
          <table:table-cell table:style-name="ce9" office:value-type="string" calcext:value-type="string">
            <text:p>1.549,00 €</text:p>
          </table:table-cell>
          <table:table-cell table:style-name="ce13" office:value-type="float" office:value="2340.82" calcext:value-type="float">
            <text:p>2340.82</text:p>
          </table:table-cell>
          <table:table-cell table:number-columns-repeated="1020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(FI)</text:p>
          </table:table-cell>
          <table:table-cell office:value-type="string" calcext:value-type="string">
            <text:p>1 549,00 €</text:p>
          </table:table-cell>
          <table:table-cell office:value-type="float" office:value="2340.82" calcext:value-type="float">
            <text:p>2340.82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(CZ)</text:p>
          </table:table-cell>
          <table:table-cell table:style-name="ce9" office:value-type="string" calcext:value-type="string">
            <text:p>39 990,00 Kč</text:p>
          </table:table-cell>
          <table:table-cell table:style-name="ce13" office:value-type="float" office:value="2357.79" calcext:value-type="float">
            <text:p>2357.79</text:p>
          </table:table-cell>
          <table:table-cell table:number-columns-repeated="1020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(HU)</text:p>
          </table:table-cell>
          <table:table-cell office:value-type="string" calcext:value-type="string">
            <text:p>499 990 Ft</text:p>
          </table:table-cell>
          <table:table-cell office:value-type="float" office:value="2394.34" calcext:value-type="float">
            <text:p>2394.34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(TR)</text:p>
          </table:table-cell>
          <table:table-cell table:style-name="ce9" office:value-type="string" calcext:value-type="string">
            <text:p>9.799,00 TL</text:p>
          </table:table-cell>
          <table:table-cell table:style-name="ce13" office:value-type="float" office:value="2431.23" calcext:value-type="float">
            <text:p>2431.23</text:p>
          </table:table-cell>
          <table:table-cell table:style-name="ce15"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10" office:value-type="string" calcext:value-type="string">
            <text:p>(BR)</text:p>
          </table:table-cell>
          <table:table-cell table:style-name="ce10" office:value-type="string" calcext:value-type="string">
            <text:p>R$ 11.699,00</text:p>
          </table:table-cell>
          <table:table-cell table:style-name="ce14" office:value-type="float" office:value="4141.58" calcext:value-type="float">
            <text:p>4141.58</text:p>
          </table:table-cell>
          <table:table-cell table:style-name="ce16" table:number-columns-repeated="1020"/>
        </table:table-row>
      </table:table>
      <table:named-expressions/>
      <table:database-ranges>
        <table:database-range table:name="__Anonymous_Sheet_DB__0" table:target-range-address="'Base MBP Prices'.A1:'Base MBP Prices'.D3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">
      <style:text-properties fo:font-weight="bold"/>
    </style:style>
    <style:style style:name="Heading1" style:family="table-cell" style:parent-style-name="Heading">
      <style:text-properties fo:color="#ffffff" style:font-name="Liberation Sans1" fo:font-family="'Liberation Sans'" style:font-style-name="Regular" style:font-family-generic="swiss" style:font-pitch="variable" fo:font-size="10pt"/>
    </style:style>
    <style:style style:name="Background" style:family="table-cell" style:parent-style-name="Default">
      <style:table-cell-properties fo:background-color="#006666"/>
      <style:text-properties fo:color="#c0c0c0"/>
    </style:style>
    <style:style style:name="Card" style:family="table-cell" style:parent-style-name="Default">
      <style:table-cell-properties fo:background-color="#0099cc" style:text-align-source="fix" style:repeat-content="false" fo:wrap-option="wrap" fo:padding-bottom="0.99pt" fo:padding-left="0.99pt" fo:padding-right="9.5pt" fo:padding-top="0.99pt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/>
    <style:style style:name="Card_20_T" style:display-name="Card T" style:family="table-cell" style:parent-style-name="Card"/>
    <style:style style:name="Card_20_TR" style:display-name="Card TR" style:family="table-cell" style:parent-style-name="Card">
      <style:table-cell-properties fo:border-bottom="none" fo:border-left="none" fo:border-right="2.49pt solid #808080" fo:border-top="none"/>
    </style:style>
    <style:style style:name="Card_20_L" style:display-name="Card L" style:family="table-cell" style:parent-style-name="Card"/>
    <style:style style:name="Card_20_R" style:display-name="Card R" style:family="table-cell" style:parent-style-name="Card">
      <style:table-cell-properties fo:border-bottom="none" fo:border-left="none" fo:border-right="2.49pt solid #808080" fo:border-top="none"/>
    </style:style>
    <style:style style:name="Card_20_B" style:display-name="Card B" style:family="table-cell" style:parent-style-name="Card">
      <style:table-cell-properties fo:border-bottom="2.49pt solid #808080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808080" fo:border-left="none" fo:border-right="none" fo:border-top="none"/>
    </style:style>
    <style:style style:name="Card_20_BR" style:display-name="Card BR" style:family="table-cell" style:parent-style-name="Card">
      <style:table-cell-properties fo:border-bottom="2.49pt solid #808080" fo:border-left="none" fo:border-right="2.49pt solid #808080" fo:border-top="none"/>
    </style:style>
    <style:style style:name="Column_20_Header" style:display-name="Column Header" style:family="table-cell" style:parent-style-name="Card">
      <style:table-cell-properties fo:padding="0.99p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 style:data-style-name="N2" text:time-value="17:51:23.204526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7:02:07.484609452</meta:creation-date>
    <dc:date>2019-03-07T11:26:00.531900530</dc:date>
    <meta:editing-duration>PT17H6M55S</meta:editing-duration>
    <meta:editing-cycles>2</meta:editing-cycles>
    <meta:generator>LibreOffice/6.0.7.3$Linux_X86_64 LibreOffice_project/00m0$Build-3</meta:generator>
    <meta:document-statistic meta:table-count="1" meta:cell-count="144" meta:object-count="0"/>
    <meta:user-defined meta:name="date">YYYY-03-DDT17:01:59.798</meta:user-defined>
  </office:meta>
</office:document-meta>
</file>